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ThreadedComponentHandler.SingleThreadedComponentHandler( final ComponentInfo info , final Compon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hreadedComponentHandler.getMax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hreadedComponentHandler.do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hreadedComponentHandler.doPut( final Objec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ngleThreadedComponentHandler.do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ThreadedComponentHandler.getMaxDecommissi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